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TagTests.messageTagWithCodeAn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requ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TagTests.null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TagTests.messageTagWithCodeAndStringArgumentWithCustom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TagTests.messageTagWith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messageWith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TagTests.messageTagWithTextAndHtmlEscapeAndJavaScript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TagTests.messageTagWithCodeAndArray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messageTagWithCodeAndNested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TagTests.messageTagWithCodeAndArgumentAndNeste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TagTests.messageTagWithCodeAnd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messageTagWithCodeAndNeste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messageWithVarAnd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ssageTagTests.messageTagWithCodeAndObjec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messageTagWithTextAndJavaScript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messageTagWithMessageSourceResol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TagTests.messageTagWit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TagTests.writeMessag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Tests.messageTagWithCodeAn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TagTests.messageTagWithTextEncodingEsca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